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Body_20_Text_20_First">
      <style:text-properties fo:font-weight="normal" style:font-weight-asian="normal" style:font-weight-complex="normal"/>
    </style:style>
    <style:style style:name="P3" style:family="paragraph" style:parent-style-name="Chapter_20_Number" style:master-page-name="Standard"/>
    <style:style style:name="P4" style:family="paragraph" style:parent-style-name="Body_20_Text_20_Cont">
      <style:text-properties fo:font-weight="bold" style:font-weight-asian="bold" style:font-weight-complex="bold"/>
    </style:style>
    <style:style style:name="P5" style:family="paragraph" style:parent-style-name="Body_20_Text">
      <style:text-properties fo:font-weight="bold" style:font-weight-asian="bold" style:font-weight-complex="bold"/>
    </style:style>
    <style:style style:name="P6" style:family="paragraph" style:parent-style-name="Heading_20_1">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Code_20_Inline">
      <style:text-properties fo:font-weight="bold" style:font-weight-asian="bold" style:font-weight-complex="bold"/>
    </style:style>
    <style:style style:name="T5" style:family="text" style:parent-style-name="Code_20_Inline">
      <style:text-properties fo:font-weight="normal" style:font-weight-asian="normal" style:font-weight-complex="normal"/>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number:number-style style:name="N0">
      <number:number number:min-integer-digits="1"/>
    </number:number-style>
  </office:automatic-styles>
  <office:body>
    <office:text>
      <office:forms form:automatic-focus="false" form:apply-design-mode="false"/>
      <text:tracked-changes>
        <text:changed-region text:id="ct1247152220">
          <text:insertion>
            <office:change-info>
              <dc:creator>Ray Lischner</dc:creator>
              <dc:date>2006-09-15T15:36:00</dc:date>
            </office:change-info>
          </text:insertion>
        </text:changed-region>
        <text:changed-region text:id="ct1241892620">
          <text:deletion>
            <office:change-info>
              <dc:creator>Ray Lischner</dc:creator>
              <dc:date>2006-09-15T15:36:00</dc:date>
            </office:change-info>
            <text:p text:style-name="Body_20_Text_20_First">8</text:p>
          </text:deletion>
        </text:changed-region>
        <text:changed-region text:id="ct1243343296">
          <text:insertion>
            <office:change-info>
              <dc:creator>Ray Lischner</dc:creator>
              <dc:date>2006-09-20T15:37:00</dc:date>
            </office:change-info>
          </text:insertion>
        </text:changed-region>
        <text:changed-region text:id="ct1241879248">
          <text:deletion>
            <office:change-info>
              <dc:creator>Ray Lischner</dc:creator>
              <dc:date>2006-09-20T15:37:00</dc:date>
            </office:change-info>
            <text:p text:style-name="Body_20_Text_20_First">fini</text:p>
          </text:deletion>
        </text:changed-region>
        <text:changed-region text:id="ct1241283228">
          <text:insertion>
            <office:change-info>
              <dc:creator>Ray Lischner</dc:creator>
              <dc:date>2006-09-20T15:36:00</dc:date>
            </office:change-info>
          </text:insertion>
        </text:changed-region>
        <text:changed-region text:id="ct1241886328">
          <text:deletion>
            <office:change-info>
              <dc:creator>Ray Lischner</dc:creator>
              <dc:date>2006-09-15T15:48:00</dc:date>
            </office:change-info>
            <text:p text:style-name="P1">mus</text:p>
          </text:deletion>
        </text:changed-region>
        <text:changed-region text:id="ct1241847704">
          <text:insertion>
            <office:change-info>
              <dc:creator>Ray Lischner</dc:creator>
              <dc:date>2006-09-15T15:48:00</dc:date>
            </office:change-info>
          </text:insertion>
        </text:changed-region>
        <text:changed-region text:id="ct1242644124">
          <text:insertion>
            <office:change-info>
              <dc:creator>Ray Lischner</dc:creator>
              <dc:date>2006-09-15T15:48:00</dc:date>
            </office:change-info>
          </text:insertion>
        </text:changed-region>
        <text:changed-region text:id="ct1241833216">
          <text:deletion>
            <office:change-info>
              <dc:creator>Ray Lischner</dc:creator>
              <dc:date>2006-09-15T15:48:00</dc:date>
            </office:change-info>
            <text:p text:style-name="P1">information</text:p>
          </text:deletion>
        </text:changed-region>
        <text:changed-region text:id="ct1243117216">
          <text:insertion>
            <office:change-info>
              <dc:creator>Ray Lischner</dc:creator>
              <dc:date>2006-09-15T15:48:00</dc:date>
            </office:change-info>
          </text:insertion>
        </text:changed-region>
        <text:changed-region text:id="ct1241864876">
          <text:insertion>
            <office:change-info>
              <dc:creator>Ray Lischner</dc:creator>
              <dc:date>2006-09-20T15:36:00</dc:date>
            </office:change-info>
          </text:insertion>
        </text:changed-region>
        <text:changed-region text:id="ct1247276336">
          <text:insertion>
            <office:change-info>
              <dc:creator>Ray Lischner</dc:creator>
              <dc:date>2006-09-15T15:51:00</dc:date>
            </office:change-info>
          </text:insertion>
        </text:changed-region>
        <text:changed-region text:id="ct1241832208">
          <text:insertion>
            <office:change-info>
              <dc:creator>Ray Lischner</dc:creator>
              <dc:date>2006-09-15T15:54:00</dc:date>
            </office:change-info>
          </text:insertion>
        </text:changed-region>
        <text:changed-region text:id="ct1241832432">
          <text:deletion>
            <office:change-info>
              <dc:creator>Ray Lischner</dc:creator>
              <dc:date>2006-09-15T15:53:00</dc:date>
            </office:change-info>
            <text:p text:style-name="P2">performance</text:p>
          </text:deletion>
        </text:changed-region>
        <text:changed-region text:id="ct1241832544">
          <text:insertion>
            <office:change-info>
              <dc:creator>Ray Lischner</dc:creator>
              <dc:date>2006-09-15T15:53:00</dc:date>
            </office:change-info>
          </text:insertion>
        </text:changed-region>
        <text:changed-region text:id="ct1241926296">
          <text:insertion>
            <office:change-info>
              <dc:creator>Ray Lischner</dc:creator>
              <dc:date>2006-09-15T15:54:00</dc:date>
            </office:change-info>
          </text:insertion>
        </text:changed-region>
        <text:changed-region text:id="ct1241925848">
          <text:insertion>
            <office:change-info>
              <dc:creator>Ray Lischner</dc:creator>
              <dc:date>2006-09-15T15:55:00</dc:date>
            </office:change-info>
          </text:insertion>
        </text:changed-region>
        <text:changed-region text:id="ct1241927192">
          <text:insertion>
            <office:change-info>
              <dc:creator>Ray Lischner</dc:creator>
              <dc:date>2006-09-15T15:57:00</dc:date>
            </office:change-info>
          </text:insertion>
        </text:changed-region>
        <text:changed-region text:id="ct1242319180">
          <text:insertion>
            <office:change-info>
              <dc:creator>Ray Lischner</dc:creator>
              <dc:date>2006-09-15T15:58:00</dc:date>
            </office:change-info>
          </text:insertion>
        </text:changed-region>
        <text:changed-region text:id="ct1243410916">
          <text:insertion>
            <office:change-info>
              <dc:creator>Ray Lischner</dc:creator>
              <dc:date>2006-09-15T15:59:00</dc:date>
            </office:change-info>
          </text:insertion>
        </text:changed-region>
        <text:changed-region text:id="ct1241885656">
          <text:insertion>
            <office:change-info>
              <dc:creator>Ray Lischner</dc:creator>
              <dc:date>2006-09-15T15:56:00</dc:date>
            </office:change-info>
          </text:insertion>
        </text:changed-region>
        <text:changed-region text:id="ct1241879360">
          <text:insertion>
            <office:change-info>
              <dc:creator>Ray Lischner</dc:creator>
              <dc:date>2006-09-15T15:59:00</dc:date>
            </office:change-info>
          </text:insertion>
        </text:changed-region>
        <text:changed-region text:id="ct1241282892">
          <text:insertion>
            <office:change-info>
              <dc:creator>Ray Lischner</dc:creator>
              <dc:date>2006-09-15T16:00:00</dc:date>
            </office:change-info>
          </text:insertion>
        </text:changed-region>
        <text:changed-region text:id="ct1241883976">
          <text:insertion>
            <office:change-info>
              <dc:creator>Ray Lischner</dc:creator>
              <dc:date>2006-09-15T16:01:00</dc:date>
            </office:change-info>
          </text:insertion>
        </text:changed-region>
        <text:changed-region text:id="ct1243344416">
          <text:insertion>
            <office:change-info>
              <dc:creator>Ray Lischner</dc:creator>
              <dc:date>2006-09-15T16:02:00</dc:date>
            </office:change-info>
          </text:insertion>
        </text:changed-region>
        <text:changed-region text:id="ct1242588968">
          <text:insertion>
            <office:change-info>
              <dc:creator>Ray Lischner</dc:creator>
              <dc:date>2006-09-15T16:03:00</dc:date>
            </office:change-info>
          </text:insertion>
        </text:changed-region>
        <text:changed-region text:id="ct1243412260">
          <text:insertion>
            <office:change-info>
              <dc:creator>Ray Lischner</dc:creator>
              <dc:date>2006-09-15T16:07:00</dc:date>
            </office:change-info>
          </text:insertion>
        </text:changed-region>
        <text:changed-region text:id="ct1241909120">
          <text:insertion>
            <office:change-info>
              <dc:creator>Ray Lischner</dc:creator>
              <dc:date>2006-09-15T16:08:00</dc:date>
            </office:change-info>
          </text:insertion>
        </text:changed-region>
        <text:changed-region text:id="ct1241865996">
          <text:deletion>
            <office:change-info>
              <dc:creator>Ray Lischner</dc:creator>
              <dc:date>2006-09-15T16:09:00</dc:date>
            </office:change-info>
            <text:p text:style-name="Body_20_Text_20_First">If you really need to change a parameter’s value, you can pass by reference, but consider first using the function’s return value instead</text:p>
          </text:deletion>
        </text:changed-region>
        <text:changed-region text:id="ct1243340944">
          <text:deletion>
            <office:change-info>
              <dc:creator>Ray Lischner</dc:creator>
              <dc:date>2006-09-15T16:09:00</dc:date>
            </office:change-info>
            <text:p text:style-name="Body_20_Text_20_First">. If the function needs to return multiple values</text:p>
          </text:deletion>
        </text:changed-region>
        <text:changed-region text:id="ct1243411364">
          <text:deletion>
            <office:change-info>
              <dc:creator>Ray Lischner</dc:creator>
              <dc:date>2006-09-15T16:09:00</dc:date>
            </office:change-info>
            <text:p text:style-name="Body_20_Text_20_First">, then pass by reference might be appropriate, but if it has only one value to return, your code is easier to read and understand if you return that value as the function’s return value</text:p>
          </text:deletion>
        </text:changed-region>
        <text:changed-region text:id="ct1243012392">
          <text:insertion>
            <office:change-info>
              <dc:creator>Ray Lischner</dc:creator>
              <dc:date>2006-09-15T16:11: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variable-set text:name="comment" text:display="none" text:formula="ooow:0" office:value-type="float" office:value="0" style:data-style-name="N0"/>Exploration <text:variable-set text:name="chapter" office:value-type="float" office:value="20" style:data-style-name="N0">20</text:variable-set></text:p>
      <text:p text:style-name="Chapter_20_Title">Function Arguments</text:p>
      <text:p text:style-name="Body_20_Text_20_First">Exploration 1<text:change-start text:change-id="ct1247152220"/>9<text:change-end text:change-id="ct1247152220"/><text:change text:change-id="ct1241892620"/> introduced functions, and this exploration continues by focusing on argument-passing. Take a closer look. Remember that <text:span text:style-name="T1">arguments</text:span> are the expressions that you pass to a function in a function call. <text:span text:style-name="T1">Parameters</text:span> are the variables that you declare in the function de<text:change-start text:change-id="ct1243343296"/>clara<text:change-end text:change-id="ct1243343296"/><text:change text:change-id="ct1241879248"/>tion.</text:p>
      <text:p text:style-name="Heading_20_1">Argument Passing</text:p>
      <text:p text:style-name="Body_20_Text_20_First">Read Listing <text:variable-get text:name="chapter" office:value-type="float" style:data-style-name="N0">20</text:variable-get>-<text:reference-ref text:reference-format="page" text:ref-name="arg_passing_code">1</text:reference-ref>. Then answer the questions that follow it.</text:p>
      <text:p text:style-name="Code_20_Caption">Listing <text:variable-get text:name="chapter" office:value-type="float" style:data-style-name="N0">20</text:variable-get>-<text:reference-mark-start text:name="arg_passing_code"/><text:sequence text:ref-name="refText0" text:name="Text" text:formula="ooow:Text+1" style:num-format="1">1</text:sequence><text:reference-mark-end text:name="arg_passing_code"/>. Function arguments and parameters</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void modify(int x)</text:p>
      <text:p text:style-name="Code">{</text:p>
      <text:p text:style-name="Code"><text:s text:c="2"/>x = 10;</text:p>
      <text:p text:style-name="Code">}</text:p>
      <text:p text:style-name="Code"/>
      <text:p text:style-name="Code">int triple(int x)</text:p>
      <text:p text:style-name="Code">{</text:p>
      <text:p text:style-name="Code"><text:s text:c="2"/>return 3 * x;</text:p>
      <text:p text:style-name="Code">}</text:p>
      <text:p text:style-name="Code"/>
      <text:p text:style-name="Code">void print_vector(std::vector&lt;int&gt; v)</text:p>
      <text:p text:style-name="Code">{</text:p>
      <text:p text:style-name="Code"><text:s text:c="2"/>std::cout &lt;&lt; "{ ";</text:p>
      <text:p text:style-name="Code"><text:s text:c="2"/>std::copy(v.begin(), v.end(), std::ostream_iterator&lt;int&gt;(std::cout, " "));</text:p>
      <text:p text:style-name="Code"><text:s text:c="2"/>std::cout &lt;&lt; "}\n";</text:p>
      <text:p text:style-name="Code">}</text:p>
      <text:p text:style-name="Code"/>
      <text:p text:style-name="Code">void add(std::vector&lt;int&gt; v, int a)</text:p>
      <text:p text:style-name="Code">{</text:p>
      <text:p text:style-name="Code"><text:s text:c="2"/>for (std::vector&lt;int&gt;::iterator i(v.begin()); i != v.end(); ++i)</text:p>
      <text:p text:style-name="Code"><text:s text:c="4"/>*i = *i + a;</text:p>
      <text:p text:style-name="Code">}</text:p>
      <text:p text:style-name="Code"/>
      <text:p text:style-name="Code">int main()</text:p>
      <text:p text:style-name="Code">{</text:p>
      <text:p text:style-name="Code"><text:s text:c="2"/>int a(42);</text:p>
      <text:p text:style-name="Code"><text:s text:c="2"/>modify(a);</text:p>
      <text:p text:style-name="Code"><text:s text:c="2"/>std::cout &lt;&lt; "a=" &lt;&lt; a &lt;&lt; '\n';</text:p>
      <text:p text:style-name="Code"/>
      <text:p text:style-name="Code"><text:s text:c="2"/>int b(triple(14));</text:p>
      <text:p text:style-name="Code"><text:s text:c="2"/>std::cout &lt;&lt; "b=" &lt;&lt; b &lt;&lt; '\n';</text:p>
      <text:p text:style-name="Code"/>
      <text:p text:style-name="Code"><text:s text:c="2"/>std::vector&lt;int&gt; data;</text:p>
      <text:p text:style-name="Code"><text:s text:c="2"/>data.push_back(10);</text:p>
      <text:p text:style-name="Code"><text:s text:c="2"/>data.push_back(20);</text:p>
      <text:p text:style-name="Code"><text:s text:c="2"/>data.push_back(30);</text:p>
      <text:p text:style-name="Code"><text:s text:c="2"/>data.push_back(40);</text:p>
      <text:p text:style-name="Code"/>
      <text:p text:style-name="Code"><text:s text:c="2"/>print_vector(data);</text:p>
      <text:p text:style-name="Code"><text:s text:c="2"/>add(data, 42);</text:p>
      <text:p text:style-name="Code"><text:s text:c="2"/>print_vector(data);</text:p>
      <text:p text:style-name="Code_20_Last">}</text:p>
      <text:p text:style-name="P4">Predict what the program will print.</text:p>
      <text:p text:style-name="Body_20_Text_20_First">~LLL</text:p>
      <text:p text:style-name="Body_20_Text_20_First">~LLL</text:p>
      <text:p text:style-name="Body_20_Text_20_First">~LLL</text:p>
      <text:p text:style-name="Body_20_Text_20_First">~LLL</text:p>
      <text:p text:style-name="Body_20_Text">Now compile and run the program. <text:span text:style-name="T2">What does it actually print?</text:span></text:p>
      <text:p text:style-name="Body_20_Text_20_First">~LLL</text:p>
      <text:p text:style-name="Body_20_Text_20_First">~LLL</text:p>
      <text:p text:style-name="Body_20_Text_20_First">~LLL</text:p>
      <text:p text:style-name="Body_20_Text_20_First">~LLL</text:p>
      <text:p text:style-name="P5">Were you correct?<text:span text:style-name="T3"> ~SSS </text:span>Explain why the program behaves as it does.</text:p>
      <text:p text:style-name="Body_20_Text_20_First">~LLL</text:p>
      <text:p text:style-name="Body_20_Text_20_First">~LLL</text:p>
      <text:p text:style-name="P1">When I run the program, I get the following results:</text:p>
      <text:p text:style-name="Code_20_First"><text:hidden-text text:condition="ooow:" text:string-value=".txt" text:is-hidden="true"/>a=42</text:p>
      <text:p text:style-name="Code">b=42</text:p>
      <text:p text:style-name="Code">{ 10 20 30 40 }</text:p>
      <text:p text:style-name="Code_20_Last">{ 10 20 30 40 }</text:p>
      <text:p text:style-name="P1">In other words, the <text:span text:style-name="Code_20_Inline">modify</text:span> function does not actually modify the variable <text:span text:style-name="Code_20_Inline">a</text:span> in <text:span text:style-name="Code_20_Inline">main()</text:span>, and the <text:span text:style-name="Code_20_Inline">add</text:span> function does not modify <text:span text:style-name="Code_20_Inline">data</text:span>.</text:p>
      <text:p text:style-name="P1">As you can see, C++ passes arguments <text:span text:style-name="T1">by value</text:span>, that is, it copies the argument value to the parameter<text:hidden-text text:condition="ooow:comment == 1" text:string-value="small quibble, I would prefer it provides the 'function with a copy.' I get sort of irritated by use of 'parameter' in this context. Alternatively 'it initialises the parameter with a copy of the argument' You are using the word 'parameter' as if it were a partial synonym for 'variable'. I have not seen it used like that elsewhere even though it is largely true. I think my discomfort is related to idiomatic use of terminology, or, non-idiomatic as the case may be." text:is-hidden="true">small quibble, I would prefer it provides the 'function with a copy.' I get sort of irritated by use of 'parameter' in this context. Alternatively 'it initialises the parameter with a copy of the argument' You are using the word 'parameter' as if it were a partial synonym for 'variable'. I have not seen it used like that elsewhere even though it is largely true. I think my discomfort is related to idiomatic use of terminology, or, non-idiomatic as the case may be.</text:hidden-text><text:change-start text:change-id="ct1241283228"/><text:hidden-text text:condition="ooow:" text:string-value="[RL] I think the text is clear as is." text:is-hidden="true"/><text:change-end text:change-id="ct1241283228"/>. The function can do whatever it wants with the parameter, but when the function returns, the parameter goes away, and the caller never sees any changes the function made.</text:p>
      <text:p text:style-name="P1">If you <text:change text:change-id="ct1241886328"/><text:change-start text:change-id="ct1241847704"/>wan<text:change-end text:change-id="ct1241847704"/>t <text:change-start text:change-id="ct1242644124"/>to <text:change-end text:change-id="ct1242644124"/>return <text:change text:change-id="ct1241833216"/><text:change-start text:change-id="ct1243117216"/>a value<text:change-end text:change-id="ct1243117216"/> to the caller, use a <text:span text:style-name="Code_20_Inline">return</text:span> statement, the way <text:span text:style-name="Code_20_Inline">triple</text:span> works<text:hidden-text text:condition="ooow:comment == 1" text:string-value="well yes, for simple types, and for novices but you are dealing with experienced programmers who are almost certainly familiar with out parameters and so would wonder about that double use of copying of a vector. Yes I can see you are about to follow up but I always feel restless when absolute statements are made and then constrained by later text. Consider: 'If you need to return information to the caller, one way is to use a return statement, as the implementation of triple does.'" text:is-hidden="true">well yes, for simple types, and for novices but you are dealing with experienced programmers who are almost certainly familiar with out parameters and so would wonder about that double use of copying of a vector. Yes I can see you are about to follow up but I always feel restless when absolute statements are made and then constrained by later text. Consider: 'If you need to return information to the caller, one way is to use a return statement, as the implementation of triple does.'</text:hidden-text>.</text:p>
      <text:p text:style-name="P5">Rewrite the add function so it can return the modified vector to the caller.</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P1">Compare your solution with mine:</text:p>
      <text:p text:style-name="Code_20_First"><text:hidden-text text:condition="ooow:" text:string-value=".func" text:is-hidden="true"/>std::vector&lt;int&gt; add(std::vector&lt;int&gt; v, int a)</text:p>
      <text:p text:style-name="Code">{</text:p>
      <text:p text:style-name="Code"><text:s text:c="2"/>std::vector&lt;int&gt; result;</text:p>
      <text:p text:style-name="Code"><text:s text:c="2"/>for (std::vector&lt;int&gt;::iterator i(v.begin()); i != v.end(); ++i)</text:p>
      <text:p text:style-name="Code"><text:s text:c="4"/>result.push_back(*i + a);</text:p>
      <text:p text:style-name="Code"><text:s text:c="2"/>return result;</text:p>
      <text:p text:style-name="Code_20_Last">}</text:p>
      <text:p text:style-name="P1">To call the new <text:span text:style-name="Code_20_Inline">add</text:span>, you must assign the function’s result to a variable:</text:p>
      <text:p text:style-name="Code_20_Single">data = add(data, 42);</text:p>
      <text:p text:style-name="Body_20_Text"><text:span text:style-name="T2">What is the problem with this new version of </text:span><text:span text:style-name="T4">add</text:span><text:span text:style-name="T2">?</text:span></text:p>
      <text:p text:style-name="Body_20_Text_20_First">~LLL</text:p>
      <text:p text:style-name="Body_20_Text_20_First">~LLL</text:p>
      <text:p text:style-name="Body_20_Text">Imagine calling <text:span text:style-name="Code_20_Inline">add</text:span> with a very large vector. The function makes an entirely new copy of its argument, consuming twice as much memory as it really ought to<text:hidden-text text:condition="ooow:comment == 1" text:string-value="possibly three times as much unless the named value optimisation is being applied as well as an assignment, the existence of which limits optimisation options until we have move semantics -- next version of C++" text:is-hidden="true">possibly three times as much unless the named value optimisation is being applied as well as an assignment, the existence of which limits optimisation options until we have move semantics -- next version of C++</text:hidden-text><text:change-start text:change-id="ct1241864876"/><text:hidden-text text:condition="ooow:" text:string-value="[RL] Details are irrelevant to the reader" text:is-hidden="true"/><text:change-end text:change-id="ct1241864876"/>.</text:p>
      <text:p text:style-name="Heading_20_1">Pass by Reference</text:p>
      <text:p text:style-name="Body_20_Text_20_First"><text:s/>Instead of passing large object<text:change-start text:change-id="ct1247276336"/>s<text:change-end text:change-id="ct1247276336"/>, such as vectors, by value, C++ lets you pass them <text:span text:style-name="T1">by reference</text:span>. Add an ampersand (<text:span text:style-name="Code_20_Inline">&amp;</text:span>) after the type name in the function parameter declaration. <text:span text:style-name="T2">Change Listing </text:span><text:span text:style-name="T2"><text:variable-get text:name="chapter" office:value-type="float" style:data-style-name="N0">20</text:variable-get></text:span><text:span text:style-name="T2">-</text:span><text:span text:style-name="T2"><text:reference-ref text:reference-format="page" text:ref-name="arg_passing_code">1</text:reference-ref></text:span><text:span text:style-name="T2"> to pass </text:span><text:span text:style-name="T4">vector</text:span><text:span text:style-name="T2"> parameters by reference. </text:span><text:span text:style-name="T3">Also change the </text:span><text:span text:style-name="T5">modify</text:span><text:span text:style-name="T3"> function, but leave the other </text:span><text:span text:style-name="T5">int</text:span><text:span text:style-name="T3"> parameters alone. </text:span><text:span text:style-name="T2">What do you predict will be the output?</text:span></text:p>
      <text:p text:style-name="Body_20_Text_20_First">~LLL</text:p>
      <text:p text:style-name="Body_20_Text_20_First">~LLL</text:p>
      <text:p text:style-name="Body_20_Text_20_First">~LLL</text:p>
      <text:p text:style-name="Body_20_Text_20_First">~LLL</text:p>
      <text:p text:style-name="Body_20_Text">Now compile and run the program. <text:span text:style-name="T2">What does it actually print?</text:span></text:p>
      <text:p text:style-name="Body_20_Text_20_First">~LLL</text:p>
      <text:p text:style-name="Body_20_Text_20_First">~LLL</text:p>
      <text:p text:style-name="Body_20_Text_20_First">~LLL</text:p>
      <text:p text:style-name="Body_20_Text_20_First">~LLL</text:p>
      <text:p text:style-name="P5">Were you correct?<text:span text:style-name="T3"> ~SSS </text:span>Explain why the program behaves as it does.</text:p>
      <text:p text:style-name="Body_20_Text_20_First">~LLL</text:p>
      <text:p text:style-name="Body_20_Text_20_First">~LLL</text:p>
      <text:p text:style-name="P1">Listing <text:variable-get text:name="chapter" office:value-type="float" style:data-style-name="N0">20</text:variable-get>-<text:reference-ref text:reference-format="text" text:ref-name="passbyref_code">2</text:reference-ref> shows the new version of the program.</text:p>
      <text:p text:style-name="Code_20_Caption">Listing <text:variable-get text:name="chapter" office:value-type="float" style:data-style-name="N0">20</text:variable-get>-<text:reference-mark-start text:name="passbyref_code"/><text:sequence text:ref-name="refText1" text:name="Text" text:formula="ooow:Text+1" style:num-format="1">2</text:sequence><text:reference-mark-end text:name="passbyref_code"/>. Pass parameters by reference</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_20_Bold">void modify(int&amp; x)</text:p>
      <text:p text:style-name="Code">{</text:p>
      <text:p text:style-name="Code"><text:s text:c="2"/>x = 10;</text:p>
      <text:p text:style-name="Code">}</text:p>
      <text:p text:style-name="Code"/>
      <text:p text:style-name="Code">int triple(int x)</text:p>
      <text:p text:style-name="Code">{</text:p>
      <text:p text:style-name="Code"><text:s text:c="2"/>return 3 * x;</text:p>
      <text:p text:style-name="Code">}</text:p>
      <text:p text:style-name="Code"/>
      <text:p text:style-name="Code_20_Bold">void print_vector(std::vector&lt;int&gt;&amp; v)</text:p>
      <text:p text:style-name="Code">{</text:p>
      <text:p text:style-name="Code"><text:s text:c="2"/>std::cout &lt;&lt; "{ ";</text:p>
      <text:p text:style-name="Code"><text:s text:c="2"/>std::copy(v.begin(), v.end(), std::ostream_iterator&lt;int&gt;(std::cout, " "));</text:p>
      <text:p text:style-name="Code"><text:s text:c="2"/>std::cout &lt;&lt; "}\n";</text:p>
      <text:p text:style-name="Code">}</text:p>
      <text:p text:style-name="Code"/>
      <text:p text:style-name="Code_20_Bold">void add(std::vector&lt;int&gt;&amp; v, int a)</text:p>
      <text:p text:style-name="Code">{</text:p>
      <text:p text:style-name="Code"><text:s text:c="2"/>for (std::vector&lt;int&gt;::iterator i(v.begin()); i != v.end(); ++i)</text:p>
      <text:p text:style-name="Code"><text:s text:c="4"/>*i = *i + a;</text:p>
      <text:p text:style-name="Code">}</text:p>
      <text:p text:style-name="Code"/>
      <text:p text:style-name="Code">int main()</text:p>
      <text:p text:style-name="Code">{</text:p>
      <text:p text:style-name="Code"><text:s text:c="2"/>int a(42);</text:p>
      <text:p text:style-name="Code"><text:s text:c="2"/>modify(a);</text:p>
      <text:p text:style-name="Code"><text:s text:c="2"/>std::cout &lt;&lt; "a=" &lt;&lt; a &lt;&lt; '\n';</text:p>
      <text:p text:style-name="Code"/>
      <text:p text:style-name="Code"><text:s text:c="2"/>int b(triple(14));</text:p>
      <text:p text:style-name="Code"><text:s text:c="2"/>std::cout &lt;&lt; "b=" &lt;&lt; b &lt;&lt; '\n';</text:p>
      <text:p text:style-name="Code"/>
      <text:p text:style-name="Code"><text:s text:c="2"/>std::vector&lt;int&gt; data;</text:p>
      <text:p text:style-name="Code"><text:s text:c="2"/>data.push_back(10);</text:p>
      <text:p text:style-name="Code"><text:s text:c="2"/>data.push_back(20);</text:p>
      <text:p text:style-name="Code"><text:s text:c="2"/>data.push_back(30);</text:p>
      <text:p text:style-name="Code"><text:s text:c="2"/>data.push_back(40);</text:p>
      <text:p text:style-name="Code"/>
      <text:p text:style-name="Code"><text:s text:c="2"/>print_vector(data);</text:p>
      <text:p text:style-name="Code"><text:s text:c="2"/>add(data, 42);</text:p>
      <text:p text:style-name="Code"><text:s text:c="2"/>print_vector(data);</text:p>
      <text:p text:style-name="Code_20_Last">}</text:p>
      <text:p text:style-name="P1">When I run the program, I get the following results:</text:p>
      <text:p text:style-name="Code_20_First"><text:hidden-text text:condition="ooow:" text:string-value=".txt" text:is-hidden="true"/>a=10</text:p>
      <text:p text:style-name="Code">b=42</text:p>
      <text:p text:style-name="Code">{ 10 20 30 40 }</text:p>
      <text:p text:style-name="Code_20_Last">{ 52 62 72 82 }</text:p>
      <text:p text:style-name="Body_20_Text_20_Cont">As you can see, this time, the program modified the <text:span text:style-name="Code_20_Inline">x</text:span> parameter in <text:span text:style-name="Code_20_Inline">modify</text:span> and updated the vector’s contents in <text:span text:style-name="Code_20_Inline">add</text:span>.</text:p>
      <text:p text:style-name="P5">Change the rest of the parameters to use pass-by-reference. What do you expect to happen?</text:p>
      <text:p text:style-name="Body_20_Text_20_First">~LLL</text:p>
      <text:p text:style-name="Body_20_Text_20_First">~LLL</text:p>
      <text:p text:style-name="Body_20_Text">Try it. <text:span text:style-name="T2">What actually happens?</text:span></text:p>
      <text:p text:style-name="Body_20_Text_20_First">~LLL</text:p>
      <text:p text:style-name="Body_20_Text_20_First">~LLL</text:p>
      <text:p text:style-name="P1">The compiler does not let you call <text:span text:style-name="Code_20_Inline">triple(14)</text:span> when <text:span text:style-name="Code_20_Inline">triple</text:span>’s parameter is a reference. After all, what would happen if <text:span text:style-name="Code_20_Inline">triple</text:span> tried to modify its parameter? You can’t assign to a number, only to a variable. In C++ terms, a variable is called an <text:span text:style-name="T1">lvalue</text:span>, which roughly means it can appear on the left-hand side of an assignment. An integer literal is an example of an <text:span text:style-name="T1">rvalue</text:span>, which roughly means it can appear only on the right-hand side of an assignment<text:hidden-text text:condition="ooow:comment == 1" text:string-value="only very roughly and not true for user defined types." text:is-hidden="true">only very roughly and not true for user defined types.</text:hidden-text>.</text:p>
      <text:p text:style-name="P1">When a parameter is a reference, the argument in the function call must be an lvalue. If the parameter is call-by-value, you can pass an rvalue.</text:p>
      <text:p text:style-name="P5">Can you pass an lvalue to a call-by-value parameter?<text:span text:style-name="T3"> ~SSS</text:span></text:p>
      <text:p text:style-name="P1">You’ve seen many examples that you can pass an lvalue. C++ automatically converts any lvalue to an rvalue when it needs to. <text:span text:style-name="T2">Can you convert an rvalue to an lvalue?</text:span> ~SSS</text:p>
      <text:p text:style-name="P1">If you aren’t sure, think of the problem more concretely: can you convert an integer literal to a variable? That means you cannot convert an rvalue to an lvalue<text:hidden-text text:condition="ooow:comment == 1" text:string-value="that statement seems deficient. A const reference is an lvalue and it can refer to an rvalue so provides a kind of way to convert an rvalue to an lvalue." text:is-hidden="true">that statement seems deficient. A const reference is an lvalue and it can refer to an rvalue so provides a kind of way to convert an rvalue to an lvalue.</text:hidden-text>.<text:change-start text:change-id="ct1241832208"/> Except, sometimes you can, as the next section will explain.<text:change-end text:change-id="ct1241832208"/></text:p>
      <text:p text:style-name="P6">const References</text:p>
      <text:p text:style-name="P2">In the new program, the <text:span text:style-name="Code_20_Inline">print_vector</text:span> function takes its parameter by reference, but it doesn’t modify the parameter. This opens a window for programmers’ errors: you might accidentally write code to modify the vector. To prevent such errors, you can revert to call-by-value, but you would still have a <text:change text:change-id="ct1241832432"/><text:change-start text:change-id="ct1241832544"/>memory<text:change-end text:change-id="ct1241832544"/> problem if the argument is large<text:hidden-text text:condition="ooow:comment == 1" text:string-value="actually the memory footprint is possibly more important." text:is-hidden="true">actually the memory footprint is possibly more important.</text:hidden-text>. Ideally, you would be able to pass an argument by reference, but still prevent the function from modifying its parameter. Remember <text:span text:style-name="Code_20_Inline">const</text:span>? C++ lets you declare a function parameter <text:span text:style-name="Code_20_Inline">const</text:span>, too:</text:p>
      <text:p text:style-name="Code_20_First"><text:hidden-text text:condition="ooow:" text:string-value=".func" text:is-hidden="true"/>void print_vector(std::vector&lt;int&gt; const&amp;<text:hidden-text text:condition="ooow:comment == 1" text:string-value="whilst that is exactly the way I would write it, for the sake of reading other people's code there needs to be something said about the alternative placements of const." text:is-hidden="true">whilst that is exactly the way I would write it, for the sake of reading other people's code there needs to be something said about the alternative placements of const.</text:hidden-text> v)</text:p>
      <text:p text:style-name="Code">{</text:p>
      <text:p text:style-name="Code"><text:s text:c="2"/>std::cout &lt;&lt; "{ ";</text:p>
      <text:p text:style-name="Code"><text:s text:c="2"/>std::copy(v.begin(), v.end(), std::ostream_iterator&lt;int&gt;(std::cout, " "));</text:p>
      <text:p text:style-name="Code"><text:s text:c="2"/>std::cout &lt;&lt; "}\n";</text:p>
      <text:p text:style-name="Code_20_Last">}</text:p>
      <text:p text:style-name="P1">Read the parameter declaration by starting at the parameter name and working your way from right to left: the parameter name is <text:span text:style-name="Code_20_Inline">v</text:span>; it is a reference; the reference is to a <text:span text:style-name="Code_20_Inline">const</text:span> object; the object type is <text:span text:style-name="Code_20_Inline">std::vector&lt;int&gt;</text:span>. Sometimes, C++ can be hard to read, especially for a newcomer to the language, but with practice, you will soon read such declarations with ease.<text:change-start text:change-id="ct1241926296"/></text:p>
      <text:p text:style-name="SB_20_Head"><text:change-end text:change-id="ct1241926296"/><text:change-start text:change-id="ct1241925848"/>const Wars</text:p>
      <text:p text:style-name="SB_20_Body_20_First">Many C++ programmers put the <text:span text:style-name="Code_20_Inline">const</text:span> keyword in front of the type:</text:p>
      <text:p text:style-name="SB_20_Code_20_Single">void print_vector(const std::vector&lt;int&gt;&amp; v)</text:p>
      <text:p text:style-name="SB_20_Body"><text:change-end text:change-id="ct1241925848"/><text:change-start text:change-id="ct1241927192"/>For simple definitions, the const placement is not critical. For example, to define a named constant, you might use:</text:p>
      <text:p text:style-name="SB_20_Code_20_Single">const int max_width(80); // maximum line width before wrapping</text:p>
      <text:p text:style-name="SB_20_Body"><text:change-end text:change-id="ct1241927192"/><text:change-start text:change-id="ct1242319180"/>The difference between that and</text:p>
      <text:p text:style-name="SB_20_Code_20_Single">int const max_width(80); // maximum line width before wrapping</text:p>
      <text:p text:style-name="SB_20_Body">is small. But with a more complicated declaration, such as the parameter to <text:span text:style-name="Code_20_Inline">print_vector</text:span>, the difference is more significant. I find my way much easier to read and understand. My rule of thumb is<text:change-end text:change-id="ct1242319180"/><text:change-start text:change-id="ct1243410916"/> <text:change-end text:change-id="ct1243410916"/><text:change-start text:change-id="ct1241885656"/>to keep the <text:span text:style-name="Code_20_Inline">const</text:span> keyword as close as possible to whatever it is modifying.</text:p>
      <text:p text:style-name="SB_20_Body"><text:change-end text:change-id="ct1241885656"/><text:change-start text:change-id="ct1241879360"/>More and more C++ programmers are coming to adopt the <text:span text:style-name="Code_20_Inline">const</text:span>-<text:change-end text:change-id="ct1241879360"/><text:change-start text:change-id="ct1241282892"/>near-the-name style instead of <text:span text:style-name="Code_20_Inline">const</text:span>-out-in-front. Again, this is an opportunity for you to be in the vanguard of the most up-to-date C++ programming style. But you need to get used to reading code with <text:span text:style-name="Code_20_Inline">const</text:span> out in front<text:change-end text:change-id="ct1241282892"/><text:change-start text:change-id="ct1241883976"/>, because you’re going to see a lot of it.<text:change-end text:change-id="ct1241883976"/></text:p>
      <text:p text:style-name="P1">So, <text:span text:style-name="Code_20_Inline">v</text:span> is a reference to a <text:span text:style-name="Code_20_Inline">const</text:span> vector. Because the vector is <text:span text:style-name="Code_20_Inline">const</text:span>, the compiler prevents the <text:span text:style-name="Code_20_Inline">print_vector</text:span> function from modifying it: adding elements, erasing elements, changing elements, and so on. Go ahead and try it. See what happens if you throw in any one of the following lines:</text:p>
      <text:p text:style-name="Code_20_First">data.push_back(10); // add an element</text:p>
      <text:p text:style-name="Code">data.pop_back(); <text:s text:c="3"/>// remove the last element</text:p>
      <text:p text:style-name="Code_20_Last">data.front() = 42; <text:s/>// modify an element</text:p>
      <text:p text:style-name="Body_20_Text_20_Cont">The compiler stops you from modifying a <text:span text:style-name="Code_20_Inline">const</text:span> parameter.</text:p>
      <text:p text:style-name="Body_20_Text">Standard practice is to use references to pass any large data structure, such as <text:span text:style-name="Code_20_Inline">vector</text:span>, <text:s/><text:span text:style-name="Code_20_Inline">map</text:span>, or <text:span text:style-name="Code_20_Inline">string</text:span>. If the function has no intention of making changes, declare the reference as a <text:span text:style-name="Code_20_Inline">const</text:span>. For small objects, such as <text:span text:style-name="Code_20_Inline">int</text:span>, pass by value<text:hidden-text text:condition="ooow:comment == 1" text:string-value="unless you need an out parameter" text:is-hidden="true">unless you need an out parameter</text:hidden-text>.<text:change-start text:change-id="ct1243344416"/></text:p>
      <text:p text:style-name="Body_20_Text">If a parameter is a reference to <text:span text:style-name="Code_20_Inline">const</text:span>, you can pass an rvalue as an argument. Th<text:change-end text:change-id="ct1243344416"/><text:change-start text:change-id="ct1242588968"/>is is the exception that lets you convert an rvalue to an lvalue. To see how this works, change <text:span text:style-name="Code_20_Inline">triple</text:span>’s parameter to be a reference to <text:span text:style-name="Code_20_Inline">const</text:span>.</text:p>
      <text:p text:style-name="Code_20_Single">int triple(int const&amp; x)</text:p>
      <text:p text:style-name="Body_20_Text_20_Cont">Convince yourself that you can pass an rvalue (such as 14) to <text:span text:style-name="Code_20_Inline">triple</text:span>. Thus, the more precise rules is that you can convert an rvalue to a <text:span text:style-name="Code_20_Inline">const</text:span> lvalue, but not to a non-<text:span text:style-name="Code_20_Inline">const</text:span> lvalue.<text:change-end text:change-id="ct1242588968"/></text:p>
      <text:p text:style-name="Heading_20_1"><text:change-start text:change-id="ct1243412260"/>const_iterator</text:p>
      <text:p text:style-name="Body_20_Text_20_First"><text:change-end text:change-id="ct1243412260"/>One additional trick you need to know when using <text:span text:style-name="Code_20_Inline">const</text:span> parameters: if you need an iterator, use <text:span text:style-name="Code_20_Inline">const_iterator</text:span> instead of <text:span text:style-name="Code_20_Inline">iterator</text:span>. An ordinary iterator lets you modify the element by assigning to <text:span text:style-name="Code_20_Inline">*iterator</text:span>. Because the object is <text:span text:style-name="Code_20_Inline">const</text:span>, you cannot modify its elements, so you cannot use an <text:span text:style-name="Code_20_Inline">iterator</text:span>. A <text:span text:style-name="Code_20_Inline">const_</text:span><text:span text:style-name="Code_20_Inline"><text:span text:style-name="Code_20_Inline">i</text:span></text:span><text:span text:style-name="Code_20_Inline">terator</text:span> lets you read values but not modify them, so you can safely use a <text:span text:style-name="Code_20_Inline">const_iterator</text:span>:</text:p>
      <text:p text:style-name="Code_20_First"><text:hidden-text text:condition="ooow:" text:string-value=".func" text:is-hidden="true"/>void print_vector(std::vector&lt;int&gt; const&amp; v)</text:p>
      <text:p text:style-name="Code">{</text:p>
      <text:p text:style-name="Code"><text:s text:c="2"/>std::cout &lt;&lt; "{ ";</text:p>
      <text:p text:style-name="Code"><text:s text:c="2"/>std::string separator("");</text:p>
      <text:p text:style-name="Code_20_Bold"><text:s text:c="2"/>for (std::vector&lt;int&gt;::const_iterator i(v.begin()); i != v.end(); ++i)</text:p>
      <text:p text:style-name="Code"><text:s text:c="2"/>{</text:p>
      <text:p text:style-name="Code"><text:s text:c="4"/>std::cout &lt;&lt; *i &lt;&lt; separator;</text:p>
      <text:p text:style-name="Code"><text:s text:c="4"/>separator = ", ";</text:p>
      <text:p text:style-name="Code"><text:s text:c="2"/>}</text:p>
      <text:p text:style-name="Code"><text:s text:c="2"/>std::cout &lt;&lt; "}\n";</text:p>
      <text:p text:style-name="Code_20_Last">}</text:p>
      <text:p text:style-name="Heading_20_1"><text:change-start text:change-id="ct1241909120"/>Output Parameters</text:p>
      <text:p text:style-name="Body_20_Text_20_First">You’ve <text:span text:style-name="T6">already</text:span> seen how to return a value from a function. Sometimes, you want to return a large object, or you need to return multiple values. In that case, you might want to call-by-reference, <text:span text:style-name="T6">which</text:span> is how C++ implements output parameters. For example, you might want to write a function that populates a vector with data read from the standard input:</text:p>
      <text:p text:style-name="Code_20_First"><text:hidden-text text:condition="ooow:" text:string-value=".func" text:is-hidden="true"/>void read_data(std::vector&lt;int&gt;&amp; data)</text:p>
      <text:p text:style-name="Code">{</text:p>
      <text:p text:style-name="Code"><text:s text:c="2"/>std::copy(std::istream_iterator&lt;int&gt;(std::cin),</text:p>
      <text:p text:style-name="Code"><text:s text:c="12"/>std::istream_iterator&lt;int&gt;(),</text:p>
      <text:p text:style-name="Code"><text:s text:c="12"/>std::back_inserter(data));</text:p>
      <text:p text:style-name="Code_20_Last">}</text:p>
      <text:p text:style-name="Body_20_Text_20_First"><text:change-end text:change-id="ct1241909120"/><text:change text:change-id="ct1241865996"/><text:hidden-text text:condition="ooow:comment == 1" text:string-value="consider it, but only as an option. There are many cases where it is desirable to have modification in situ." text:is-hidden="true">consider it, but only as an option. There are many cases where it is desirable to have modification in situ.</text:hidden-text><text:change text:change-id="ct1243340944"/><text:hidden-text text:condition="ooow:comment == 1" text:string-value="Multiple return values suggest that there is an object hidden somewhere so creating a suitable udt should also be high on the list of things to consider" text:is-hidden="true">Multiple return values suggest that there is an object hidden somewhere so creating a suitable udt should also be high on the list of things to consider</text:hidden-text><text:change text:change-id="ct1243411364"/><text:hidden-text text:condition="ooow:comment == 1" text:string-value="I disagree, however the function name should make it clear that it is changing something." text:is-hidden="true">I disagree, however the function name should make it clear that it is changing something.</text:hidden-text>.</text:p>
      <text:p text:style-name="Body_20_Text">Now that you know how to pass strings<text:change-start text:change-id="ct1243012392"/>, vectors,<text:change-end text:change-id="ct1243012392"/> and whatnot to a function, you can start to make further improvements to the word-counting program, as you will see in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0 - Function Arguments</dc:title>
    <dc:subject>Exploring C++</dc:subject>
    <meta:initial-creator>Ray Lischner</meta:initial-creator>
    <meta:creation-date>2006-03-30T10:01:31</meta:creation-date>
    <dc:creator>Ray Lischner</dc:creator>
    <dc:date>2006-09-22T00:27:30</dc:date>
    <dc:language>en-US</dc:language>
    <meta:editing-cycles>43</meta:editing-cycles>
    <meta:editing-duration>P2DT15H18M38S</meta:editing-duration>
    <meta:user-defined meta:name="codex-configfile">apress-cpp-dox.xml</meta:user-defined>
    <meta:user-defined meta:name="codex-chapter-number">20</meta:user-defined>
    <meta:user-defined meta:name="codex-doxygen"/>
    <meta:user-defined meta:name="Info 4"/>
    <meta:document-statistic meta:table-count="0" meta:image-count="0" meta:object-count="0" meta:page-count="8" meta:paragraph-count="223" meta:word-count="1784" meta:character-count="10346"/>
  </office:meta>
</office:document-meta>
</file>